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6315in" svg:height="6.6091in" svg:x="2.5799in" svg:y="86.3043in">
            <draw:object draw:notify-on-update-of-ranges="Sheet1.B1:Sheet1.B1 Sheet1.B2:Sheet1.B501 Sheet1.C1:Sheet1.C1 Sheet1.C2:Sheet1.C501 Sheet1.D1:Sheet1.D1 Sheet1.D2:Sheet1.D5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SIS-Infected</text:p>
          </table:table-cell>
          <table:table-cell office:value-type="string" calcext:value-type="string">
            <text:p>SIS-ACC-Infected</text:p>
          </table:table-cell>
          <table:table-cell office:value-type="string" calcext:value-type="string">
            <text:p>RAND-SIS-Infec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02:25:20.643600743</meta:creation-date>
    <dc:date>2015-09-28T02:33:57.529507827</dc:date>
    <meta:editing-duration>PT3M36S</meta:editing-duration>
    <meta:editing-cycles>3</meta:editing-cycles>
    <meta:generator>LibreOffice/4.2.8.2$Linux_X86_64 LibreOffice_project/420m0$Build-2</meta:generator>
    <meta:document-statistic meta:table-count="1" meta:cell-count="20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545cm" svg:height="16.788cm" xlink:href=".." xlink:type="simple" chart:class="chart:line" chart:style-name="ch1">
        <chart:title svg:x="11.633cm" svg:y="0.471cm" chart:style-name="ch2">
          <text:p>SIS vs SIS-ACC vs RAND-SIS</text:p>
        </chart:title>
        <chart:legend chart:legend-position="end" svg:x="25.211cm" svg:y="7.597cm" style:legend-expansion="high" chart:style-name="ch3"/>
        <chart:plot-area chart:style-name="ch4" table:cell-range-address="Sheet1.B1:Sheet1.D501" chart:data-source-has-labels="row" svg:x="1.601cm" svg:y="1.611cm" svg:width="23.02cm" svg:height="13.861cm">
          <chartooo:coordinate-region svg:x="2.408cm" svg:y="1.81cm" svg:width="22.213cm" svg:height="12.738cm"/>
          <chart:axis chart:dimension="x" chart:name="primary-x" chart:style-name="ch5">
            <chart:title svg:x="12.392cm" svg:y="15.807cm" chart:style-name="ch6">
              <text:p>Iterations</text:p>
            </chart:title>
          </chart:axis>
          <chart:axis chart:dimension="y" chart:name="primary-y" chart:style-name="ch5">
            <chart:title svg:x="0.451cm" svg:y="9.842cm" chart:style-name="ch7">
              <text:p>Number of nodes</text:p>
            </chart:title>
            <chart:grid chart:style-name="ch8" chart:class="major"/>
          </chart:axis>
          <chart:series chart:style-name="ch9" chart:values-cell-range-address="Sheet1.B2:Sheet1.B501" chart:label-cell-address="Sheet1.B1:Sheet1.B1" chart:class="chart:line">
            <chart:data-point chart:repeated="500"/>
          </chart:series>
          <chart:series chart:style-name="ch10" chart:values-cell-range-address="Sheet1.C2:Sheet1.C501" chart:label-cell-address="Sheet1.C1:Sheet1.C1" chart:class="chart:line">
            <chart:data-point chart:repeated="500"/>
          </chart:series>
          <chart:series chart:style-name="ch11" chart:values-cell-range-address="Sheet1.D2:Sheet1.D501" chart:label-cell-address="Sheet1.D1:Sheet1.D1" chart:class="chart:line">
            <chart:data-point chart:repeated="5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S-Infected</text:p>
                <draw:g>
                  <svg:desc>Sheet1.B1:Sheet1.B1</svg:desc>
                </draw:g>
              </table:table-cell>
              <table:table-cell office:value-type="string">
                <text:p>SIS-ACC-Infected</text:p>
                <draw:g>
                  <svg:desc>Sheet1.C1:Sheet1.C1</svg:desc>
                </draw:g>
              </table:table-cell>
              <table:table-cell office:value-type="string">
                <text:p>RAND-SIS-Infecte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">
                <text:p>76</text:p>
                <draw:g>
                  <svg:desc>Sheet1.B2:Sheet1.B501</svg:desc>
                </draw:g>
              </table:table-cell>
              <table:table-cell office:value-type="float" office:value="70">
                <text:p>70</text:p>
                <draw:g>
                  <svg:desc>Sheet1.C2:Sheet1.C501</svg:desc>
                </draw:g>
              </table:table-cell>
              <table:table-cell office:value-type="float" office:value="74">
                <text:p>74</text:p>
                <draw:g>
                  <svg:desc>Sheet1.D2:Sheet1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">
                <text:p>82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">
                <text:p>83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">
                <text:p>86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">
                <text:p>85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">
                <text:p>78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">
                <text:p>84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">
                <text:p>89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">
                <text:p>89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66">
                <text:p>6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">
                <text:p>8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">
                <text:p>83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">
                <text:p>84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66">
                <text:p>6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76">
                <text:p>7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2">
                <text:p>82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2">
                <text:p>92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5">
                <text:p>85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">
                <text:p>82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1">
                <text:p>81</text:p>
              </table:table-cell>
              <table:table-cell office:value-type="float" office:value="66">
                <text:p>6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8">
                <text:p>88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5">
                <text:p>85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4">
                <text:p>84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">
                <text:p>82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">
                <text:p>82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8">
                <text:p>88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">
                <text:p>86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2">
                <text:p>82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2">
                <text:p>82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1">
                <text:p>81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1">
                <text:p>81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9">
                <text:p>89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7">
                <text:p>87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6">
                <text:p>86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4">
                <text:p>84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5">
                <text:p>85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1">
                <text:p>81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5">
                <text:p>85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">
                <text:p>81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5">
                <text:p>85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5">
                <text:p>85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6">
                <text:p>86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7">
                <text:p>87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7">
                <text:p>87</text:p>
              </table:table-cell>
              <table:table-cell office:value-type="float" office:value="72">
                <text:p>7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2">
                <text:p>82</text:p>
              </table:table-cell>
              <table:table-cell office:value-type="float" office:value="75">
                <text:p>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69">
                <text:p>6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5">
                <text:p>85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">
                <text:p>84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1">
                <text:p>91</text:p>
              </table:table-cell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69">
                <text:p>6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69">
                <text:p>6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6">
                <text:p>86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1">
                <text:p>81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2">
                <text:p>82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9">
                <text:p>89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6">
                <text:p>86</text:p>
              </table:table-cell>
              <table:table-cell office:value-type="float" office:value="76">
                <text:p>7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4">
                <text:p>84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3">
                <text:p>83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3">
                <text:p>83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0">
                <text:p>90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9">
                <text:p>7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4">
                <text:p>84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9">
                <text:p>89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1">
                <text:p>81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2">
                <text:p>82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8">
                <text:p>88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5">
                <text:p>85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1">
                <text:p>8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1">
                <text:p>81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9">
                <text:p>89</text:p>
              </table:table-cell>
              <table:table-cell office:value-type="float" office:value="81">
                <text:p>8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2">
                <text:p>8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2">
                <text:p>82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">
                <text:p>85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8">
                <text:p>88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4">
                <text:p>84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4">
                <text:p>84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1">
                <text:p>81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6">
                <text:p>86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4">
                <text:p>84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5">
                <text:p>85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4">
                <text:p>84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6">
                <text:p>86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3">
                <text:p>83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1">
                <text:p>81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4">
                <text:p>84</text:p>
              </table:table-cell>
              <table:table-cell office:value-type="float" office:value="75">
                <text:p>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5">
                <text:p>85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8">
                <text:p>88</text:p>
              </table:table-cell>
              <table:table-cell office:value-type="float" office:value="79">
                <text:p>7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0">
                <text:p>80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3">
                <text:p>83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3">
                <text:p>93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7">
                <text:p>87</text:p>
              </table:table-cell>
              <table:table-cell office:value-type="float" office:value="79">
                <text:p>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4">
                <text:p>84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0">
                <text:p>90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4">
                <text:p>84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4">
                <text:p>84</text:p>
              </table:table-cell>
              <table:table-cell office:value-type="float" office:value="78">
                <text:p>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6">
                <text:p>86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5">
                <text:p>85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2">
                <text:p>82</text:p>
              </table:table-cell>
              <table:table-cell office:value-type="float" office:value="66">
                <text:p>6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7">
                <text:p>87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1">
                <text:p>81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8">
                <text:p>88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7">
                <text:p>8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6">
                <text:p>86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8">
                <text:p>78</text:p>
              </table:table-cell>
              <table:table-cell office:value-type="float" office:value="83">
                <text:p>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">
                <text:p>82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8">
                <text:p>88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9">
                <text:p>89</text:p>
              </table:table-cell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">
                <text:p>85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0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">
                <text:p>86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5">
                <text:p>8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6">
                <text:p>86</text:p>
              </table:table-cell>
              <table:table-cell office:value-type="float" office:value="77">
                <text:p>7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0">
                <text:p>80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6">
                <text:p>86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9">
                <text:p>79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">
                <text:p>90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9">
                <text:p>89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1">
                <text:p>81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4">
                <text:p>84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0">
                <text:p>80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8">
                <text:p>78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5">
                <text:p>85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8">
                <text:p>88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8">
                <text:p>78</text:p>
              </table:table-cell>
              <table:table-cell office:value-type="float" office:value="84">
                <text:p>8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4">
                <text:p>84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4">
                <text:p>84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9">
                <text:p>79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3">
                <text:p>8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8">
                <text:p>88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6">
                <text:p>8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4">
                <text:p>84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9">
                <text:p>79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1">
                <text:p>91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4">
                <text:p>84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1">
                <text:p>8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4">
                <text:p>84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9">
                <text:p>89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8">
                <text:p>88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5">
                <text:p>85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2">
                <text:p>82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5">
                <text:p>85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7">
                <text:p>87</text:p>
              </table:table-cell>
              <table:table-cell office:value-type="float" office:value="76">
                <text:p>7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5">
                <text:p>85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5">
                <text:p>85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0">
                <text:p>80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1">
                <text:p>81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7">
                <text:p>77</text:p>
              </table:table-cell>
              <table:table-cell office:value-type="float" office:value="69">
                <text:p>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2">
                <text:p>82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9">
                <text:p>89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2">
                <text:p>82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2">
                <text:p>82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8">
                <text:p>88</text:p>
              </table:table-cell>
              <table:table-cell office:value-type="float" office:value="68">
                <text:p>6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2">
                <text:p>82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7">
                <text:p>87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1">
                <text:p>81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9">
                <text:p>89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4">
                <text:p>8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2">
                <text:p>82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5">
                <text:p>85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1">
                <text:p>81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2">
                <text:p>8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8">
                <text:p>88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7">
                <text:p>87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2">
                <text:p>82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4">
                <text:p>8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3">
                <text:p>83</text:p>
              </table:table-cell>
              <table:table-cell office:value-type="float" office:value="68">
                <text:p>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7">
                <text:p>87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7">
                <text:p>87</text:p>
              </table:table-cell>
              <table:table-cell office:value-type="float" office:value="69">
                <text:p>6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2">
                <text:p>82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8">
                <text:p>88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0">
                <text:p>80</text:p>
              </table:table-cell>
              <table:table-cell office:value-type="float" office:value="69">
                <text:p>6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3">
                <text:p>8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4">
                <text:p>84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6">
                <text:p>86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7">
                <text:p>87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6">
                <text:p>86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6">
                <text:p>86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8">
                <text:p>88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4">
                <text:p>84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4">
                <text:p>84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3">
                <text:p>8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7">
                <text:p>87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0">
                <text:p>80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2">
                <text:p>82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5">
                <text:p>85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0">
                <text:p>80</text:p>
              </table:table-cell>
              <table:table-cell office:value-type="float" office:value="69">
                <text:p>6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9">
                <text:p>89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6">
                <text:p>86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7">
                <text:p>87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0">
                <text:p>80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9">
                <text:p>79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2">
                <text:p>82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4">
                <text:p>84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2">
                <text:p>8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2">
                <text:p>82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9">
                <text:p>89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5">
                <text:p>85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9">
                <text:p>89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9">
                <text:p>89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2">
                <text:p>82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3">
                <text:p>83</text:p>
              </table:table-cell>
              <table:table-cell office:value-type="float" office:value="73">
                <text:p>7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7">
                <text:p>87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8">
                <text:p>88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1">
                <text:p>81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6">
                <text:p>86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4">
                <text:p>84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9">
                <text:p>79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4">
                <text:p>84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6">
                <text:p>86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3">
                <text:p>83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5">
                <text:p>85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8">
                <text:p>88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6">
                <text:p>86</text:p>
              </table:table-cell>
              <table:table-cell office:value-type="float" office:value="69">
                <text:p>6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4">
                <text:p>84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8">
                <text:p>88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6">
                <text:p>86</text:p>
              </table:table-cell>
              <table:table-cell office:value-type="float" office:value="75">
                <text:p>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1">
                <text:p>91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1">
                <text:p>81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">
                <text:p>90</text:p>
              </table:table-cell>
              <table:table-cell office:value-type="float" office:value="79">
                <text:p>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7">
                <text:p>87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1">
                <text:p>91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1">
                <text:p>81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9">
                <text:p>79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5">
                <text:p>85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0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8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0">
                <text:p>80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3">
                <text:p>83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4">
                <text:p>84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0">
                <text:p>90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7">
                <text:p>87</text:p>
              </table:table-cell>
              <table:table-cell office:value-type="float" office:value="72">
                <text:p>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4">
                <text:p>84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8">
                <text:p>88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4">
                <text:p>84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7">
                <text:p>87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2">
                <text:p>82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0">
                <text:p>90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1">
                <text:p>81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6">
                <text:p>86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4">
                <text:p>84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6">
                <text:p>86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4">
                <text:p>84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7">
                <text:p>87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5">
                <text:p>85</text:p>
              </table:table-cell>
              <table:table-cell office:value-type="float" office:value="79">
                <text:p>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5">
                <text:p>85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0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3">
                <text:p>83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4">
                <text:p>84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6">
                <text:p>86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8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9">
                <text:p>89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3">
                <text:p>83</text:p>
              </table:table-cell>
              <table:table-cell office:value-type="float" office:value="71">
                <text:p>7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6">
                <text:p>86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0">
                <text:p>90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2">
                <text:p>82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9">
                <text:p>89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6">
                <text:p>8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">
                <text:p>84</text:p>
              </table:table-cell>
              <table:table-cell office:value-type="float" office:value="75">
                <text:p>7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">
                <text:p>85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2">
                <text:p>92</text:p>
              </table:table-cell>
              <table:table-cell office:value-type="float" office:value="76">
                <text:p>7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4">
                <text:p>84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7">
                <text:p>87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5">
                <text:p>85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3">
                <text:p>8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1">
                <text:p>81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">
                <text:p>86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0">
                <text:p>80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4">
                <text:p>84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0">
                <text:p>80</text:p>
              </table:table-cell>
              <table:table-cell office:value-type="float" office:value="63">
                <text:p>6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">
                <text:p>88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2">
                <text:p>82</text:p>
              </table:table-cell>
              <table:table-cell office:value-type="float" office:value="75">
                <text:p>7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2">
                <text:p>82</text:p>
              </table:table-cell>
              <table:table-cell office:value-type="float" office:value="69">
                <text:p>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8">
                <text:p>88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6">
                <text:p>86</text:p>
              </table:table-cell>
              <table:table-cell office:value-type="float" office:value="72">
                <text:p>7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4">
                <text:p>84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7">
                <text:p>87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7">
                <text:p>87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0">
                <text:p>80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5">
                <text:p>85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8">
                <text:p>88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5">
                <text:p>85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8">
                <text:p>88</text:p>
              </table:table-cell>
              <table:table-cell office:value-type="float" office:value="80">
                <text:p>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3">
                <text:p>83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3">
                <text:p>83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5">
                <text:p>85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9">
                <text:p>89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7">
                <text:p>87</text:p>
              </table:table-cell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7">
                <text:p>87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5">
                <text:p>85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5">
                <text:p>85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6">
                <text:p>86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3">
                <text:p>83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4">
                <text:p>84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4">
                <text:p>84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3">
                <text:p>83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4">
                <text:p>84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7">
                <text:p>87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2">
                <text:p>8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2">
                <text:p>82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8">
                <text:p>88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4">
                <text:p>84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1">
                <text:p>91</text:p>
              </table:table-cell>
              <table:table-cell office:value-type="float" office:value="76">
                <text:p>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6">
                <text:p>86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5">
                <text:p>85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9">
                <text:p>89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4">
                <text:p>84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2">
                <text:p>82</text:p>
              </table:table-cell>
              <table:table-cell office:value-type="float" office:value="68">
                <text:p>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3">
                <text:p>83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7">
                <text:p>87</text:p>
              </table:table-cell>
              <table:table-cell office:value-type="float" office:value="72">
                <text:p>7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5">
                <text:p>85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2">
                <text:p>82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5">
                <text:p>85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